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376cm" fo:min-width="5.726cm"/>
    </style:style>
    <style:style style:name="gr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6cm" fo:min-width="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76cm" fo:min-width="1.32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6cm" fo:min-width="1.32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8.75cm" fo:min-width="18.3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55cm" fo:min-width="18.3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35cm" fo:min-width="18.3cm"/>
    </style:style>
    <style:style style:name="gr1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55cm" fo:min-width="8.202cm" fo:padding-top="0cm" fo:padding-bottom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>
      <style:graphic-properties style:protect="size"/>
    </style:style>
    <style:style style:name="gr13" style:family="graphic">
      <style:graphic-properties draw:fill="none" draw:textarea-horizontal-align="justify" draw:textarea-vertical-align="middle" draw:auto-grow-height="false" fo:min-height="1.376cm" fo:min-width="5.726cm"/>
    </style:style>
    <style:style style:name="gr14" style:family="graphic">
      <style:graphic-properties draw:stroke="dash" draw:stroke-dash="Fine_20_Dashed" draw:fill="none" draw:textarea-horizontal-align="justify" draw:textarea-vertical-align="middle" draw:auto-grow-height="false" fo:min-height="1.376cm" fo:min-width="5.726cm"/>
    </style:style>
    <style:style style:name="gr15" style:family="graphic">
      <style:graphic-properties draw:fill="none" draw:textarea-horizontal-align="justify" draw:textarea-vertical-align="middle" draw:auto-grow-height="false" fo:min-height="1.376cm" fo:min-width="1.327cm"/>
    </style:style>
    <style:style style:name="gr16" style:family="graphic">
      <style:graphic-properties draw:stroke="dash" draw:stroke-dash="Fine_20_Dashed" draw:fill="none" draw:textarea-horizontal-align="justify" draw:textarea-vertical-align="middle" draw:auto-grow-height="false" fo:min-height="1.376cm" fo:min-width="1.327cm"/>
    </style:style>
    <style:style style:name="gr17" style:family="graphic">
      <style:graphic-properties draw:stroke="dash" draw:stroke-dash="Fine_20_Dashed" draw:fill="none" draw:textarea-horizontal-align="justify" draw:textarea-vertical-align="middle" draw:auto-grow-height="false" fo:min-height="8.75cm" fo:min-width="18.3cm"/>
    </style:style>
    <style:style style:name="gr18" style:family="graphic">
      <style:graphic-properties draw:stroke="dash" draw:stroke-dash="Fine_20_Dashed" draw:fill="none" draw:textarea-horizontal-align="justify" draw:textarea-vertical-align="middle" draw:auto-grow-height="false" fo:min-height="4.55cm" fo:min-width="18.3cm"/>
    </style:style>
    <style:style style:name="gr19" style:family="graphic">
      <style:graphic-properties draw:stroke="dash" draw:stroke-dash="Fine_20_Dashed" draw:fill="none" draw:textarea-horizontal-align="justify" draw:textarea-vertical-align="middle" draw:auto-grow-height="false" fo:min-height="6.35cm" fo:min-width="18.3cm"/>
    </style:style>
    <style:style style:name="gr20" style:family="graphic">
      <style:graphic-properties draw:stroke="dash" draw:stroke-dash="Fine_20_Dashed" draw:fill="none" draw:textarea-horizontal-align="justify" draw:textarea-vertical-align="middle" draw:auto-grow-height="false" fo:min-height="4.8cm" fo:min-width="8.202cm" fo:padding-top="0cm" fo:padding-bottom="0cm" fo:wrap-option="wrap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8" draw:id="id8" draw:layer="layout" svg:width="6.4cm" svg:height="1.8cm" svg:x="11.6cm" svg:y="0.2cm">
          <text:p text:style-name="P1">Cadastr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6.4cm" svg:height="1.8cm" svg:x="11.6cm" svg:y="7.4cm">
          <text:p text:style-name="P1">Agendar atendi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11.6cm" svg:y="12.4cm">
          <text:p text:style-name="P1">Comprar produt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6.4cm" svg:height="1.8cm" svg:x="11.601cm" svg:y="2.401cm">
          <text:p text:style-name="P1">Edit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11.602cm" svg:y="4.602cm">
          <text:p text:style-name="P1">Visualiz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11.601cm" svg:y="9.601cm">
          <text:p text:style-name="P1">Ver listas de clientes</text:p>
          <text:p text:style-name="P1">agen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.4cm" svg:height="1.8cm" svg:x="11.601cm" svg:y="14.601cm">
          <text:p text:style-name="P1">Adicionar ao carrinh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6.4cm" svg:height="1.8cm" svg:x="11.601cm" svg:y="16.801cm">
          <text:p text:style-name="P1">Forma de pagamen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4cm" svg:height="1.8cm" svg:x="11.601cm" svg:y="19.001cm">
          <text:p text:style-name="P1">Finalizar compr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4cm" svg:height="1.8cm" svg:x="2.502cm" svg:y="9.602cm">
          <text:p text:style-name="P1">Definir permissõ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cm" svg:height="2.384cm" svg:x="0.4cm" svg:y="4.6cm">
          <draw:text-box>
            <text:p>Papeis: </text:p>
            <text:p>P: proprietário</text:p>
            <text:p>C: cliente</text:p>
          </draw:text-box>
        </draw:frame>
        <draw:custom-shape draw:style-name="gr1" draw:text-style-name="P1" draw:layer="layout" svg:width="6.4cm" svg:height="1.8cm" svg:x="2.501cm" svg:y="0.201cm">
          <text:p text:style-name="P1">Objetivo f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4cm" svg:height="1.8cm" svg:x="2.502cm" svg:y="2.402cm">
          <text:p text:style-name="P1">Objetivo instrumen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0.5cm" svg:y="0.2cm">
          <text:p text:style-name="P1">Pa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01cm" svg:height="1.8cm" svg:x="0.5cm" svg:y="2.401cm">
          <text:p text:style-name="P1">Pa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01cm" svg:height="1.8cm" svg:x="0.5cm" svg:y="9.602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0.201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4.602cm">
          <text:p text:style-name="P1">P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7.4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9.604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2.40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4.6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6.8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9.008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01cm" svg:height="1.8cm" svg:x="9.6cm" svg:y="2.4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21.302cm" svg:y="19.002cm">
          <text:p text:style-name="P1">Visualizar lista de</text:p>
          <text:p text:style-name="P1">produtos comprad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19.905cm" svg:x2="18.001cm" svg:y2="19.901cm" draw:start-shape="id1" draw:start-glue-point="3" draw:end-shape="id2" draw:end-glue-point="1" svg:d="M19300 19905h-649v-4h-650" svg:viewBox="0 0 1300 5">
          <text:p/>
        </draw:connector>
        <draw:custom-shape draw:style-name="gr4" draw:text-style-name="P1" xml:id="id1" draw:id="id1" draw:layer="layout" svg:width="2.001cm" svg:height="1.8cm" svg:x="19.3cm" svg:y="19.005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8.8cm" svg:height="9cm" svg:x="9.2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8cm" svg:height="4.8cm" svg:x="9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8.8cm" svg:height="6.6cm" svg:x="9.2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702cm" svg:height="4.8cm" svg:x="0.2cm" svg:y="7cm">
          <text:p text:style-name="P2"/>
          <draw:enhanced-geometry svg:viewBox="0 0 21600 21600" draw:type="rectangle" draw:enhanced-path="M 0 0 L 21600 0 21600 21600 0 21600 0 0 Z N"/>
        </draw:custom-shape>
        <draw:frame draw:style-name="gr11" draw:layer="layout" svg:width="5cm" svg:height="0.962cm" svg:x="0.4cm" svg:y="7.7cm">
          <draw:text-box>
            <text:p>Sistema</text:p>
          </draw:text-box>
        </draw:frame>
        <draw:custom-shape draw:style-name="gr1" draw:text-style-name="P1" draw:layer="layout" svg:width="6.4cm" svg:height="1.8cm" svg:x="21.302cm" svg:y="16.803cm">
          <text:p text:style-name="P1">Inserir dados para</text:p>
          <text:p text:style-name="P1">pagamen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2.001cm" svg:height="1.8cm" svg:x="19.3cm" svg:y="16.8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17.706cm" svg:x2="18.001cm" svg:y2="17.701cm" draw:start-shape="id3" draw:start-glue-point="3" draw:end-shape="id4" draw:end-glue-point="1" svg:d="M19300 17706h-649v-5h-650" svg:viewBox="0 0 1300 6">
          <text:p/>
        </draw:connector>
        <draw:custom-shape draw:style-name="gr1" draw:text-style-name="P1" draw:layer="layout" svg:width="6.4cm" svg:height="1.8cm" svg:x="21.302cm" svg:y="8.403cm">
          <text:p text:style-name="P1">Inserir dados para</text:p>
          <text:p text:style-name="P1">agendamen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2.001cm" svg:height="1.8cm" svg:x="19.3cm" svg:y="8.4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9.306cm" svg:x2="18cm" svg:y2="8.3cm" draw:start-shape="id5" draw:start-glue-point="3" draw:end-shape="id6" draw:end-glue-point="1" svg:d="M19300 9306h-650v-1006h-650" svg:viewBox="0 0 1301 1007">
          <text:p/>
        </draw:connector>
        <draw:custom-shape draw:style-name="gr1" draw:text-style-name="P1" draw:layer="layout" svg:width="6.4cm" svg:height="1.8cm" svg:x="21.302cm" svg:y="1.104cm">
          <text:p text:style-name="P1">Inserir dados para</text:p>
          <text:p text:style-name="P1">cadastramen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2.001cm" svg:height="1.8cm" svg:x="19.3cm" svg:y="1.1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2.007cm" svg:x2="18cm" svg:y2="1.1cm" draw:start-shape="id7" draw:start-glue-point="3" draw:end-shape="id8" draw:end-glue-point="1" svg:d="M19300 2007h-650v-907h-650" svg:viewBox="0 0 1301 908">
          <text:p/>
        </draw:connector>
        <draw:connector draw:style-name="gr6" draw:text-style-name="P1" draw:layer="layout" svg:x1="19.3cm" svg:y1="2.007cm" svg:x2="18.001cm" svg:y2="3.301cm" draw:start-shape="id7" draw:start-glue-point="3" draw:end-shape="id9" draw:end-glue-point="1" svg:d="M19300 2007h-649v1294h-650" svg:viewBox="0 0 1300 1295">
          <text:p/>
        </draw:connector>
        <draw:custom-shape draw:style-name="gr1" draw:text-style-name="P1" draw:layer="layout" svg:width="6.4cm" svg:height="1.8cm" svg:x="21.302cm" svg:y="13.504cm">
          <text:p text:style-name="P1">Gerenciar produtos </text:p>
          <text:p text:style-name="P1">no carrinh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2.001cm" svg:height="1.8cm" svg:x="19.3cm" svg:y="13.5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14.407cm" svg:x2="18.001cm" svg:y2="15.501cm" draw:start-shape="id10" draw:start-glue-point="3" draw:end-shape="id11" draw:end-glue-point="1" svg:d="M19300 14407h-649v1094h-650" svg:viewBox="0 0 1300 1095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3" draw:text-style-name="P1" xml:id="id18" draw:id="id18" draw:layer="Layout" svg:width="6.4cm" svg:height="1.8cm" svg:x="11.6cm" svg:y="0.2cm">
          <text:p text:style-name="P1">Cadastr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6" draw:id="id16" draw:layer="Layout" svg:width="6.4cm" svg:height="1.8cm" svg:x="11.6cm" svg:y="7.4cm">
          <text:p text:style-name="P1">Agendar atendi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4cm" svg:height="1.8cm" svg:x="11.6cm" svg:y="12.4cm">
          <text:p text:style-name="P1">Comprar produt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3" draw:id="id13" draw:layer="Layout" svg:width="6.4cm" svg:height="1.8cm" svg:x="11.601cm" svg:y="2.401cm">
          <text:p text:style-name="P1">Edit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4" draw:id="id14" draw:layer="Layout" svg:width="6.4cm" svg:height="1.8cm" svg:x="11.602cm" svg:y="4.602cm">
          <text:p text:style-name="P1">Visualiz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4cm" svg:height="1.8cm" svg:x="11.601cm" svg:y="9.601cm">
          <text:p text:style-name="P1">Ver listas de clientes</text:p>
          <text:p text:style-name="P1">agen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4cm" svg:height="1.8cm" svg:x="11.601cm" svg:y="14.601cm">
          <text:p text:style-name="P1">Adicionar ao carrinh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0" draw:id="id20" draw:layer="Layout" svg:width="6.4cm" svg:height="1.8cm" svg:x="11.601cm" svg:y="16.801cm">
          <text:p text:style-name="P1">Forma de pagamen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4cm" svg:height="1.8cm" svg:x="11.601cm" svg:y="19.001cm">
          <text:p text:style-name="P1">Finalizar compr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4cm" svg:height="1.8cm" svg:x="2.502cm" svg:y="9.602cm">
          <text:p text:style-name="P1">Definir permissõ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cm" svg:height="2.384cm" svg:x="0.4cm" svg:y="4.6cm">
          <draw:text-box>
            <text:p>Papeis: </text:p>
            <text:p>P: proprietário</text:p>
            <text:p>C: cliente</text:p>
          </draw:text-box>
        </draw:frame>
        <draw:custom-shape draw:style-name="gr13" draw:text-style-name="P1" draw:layer="Layout" svg:width="6.4cm" svg:height="1.8cm" svg:x="2.501cm" svg:y="0.201cm">
          <text:p text:style-name="P1">Objetivo f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4cm" svg:height="1.8cm" svg:x="2.502cm" svg:y="2.402cm">
          <text:p text:style-name="P1">Objetivo instrumen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0.5cm" svg:y="0.2cm">
          <text:p text:style-name="P1">Pa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001cm" svg:height="1.8cm" svg:x="0.5cm" svg:y="2.401cm">
          <text:p text:style-name="P1">Pa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001cm" svg:height="1.8cm" svg:x="0.5cm" svg:y="9.602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0.201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4.602cm">
          <text:p text:style-name="P1">P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7.4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9.604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12.40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14.6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16.8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01cm" svg:height="1.8cm" svg:x="9.6cm" svg:y="19.008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001cm" svg:height="1.8cm" svg:x="9.6cm" svg:y="2.4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8.8cm" svg:height="9cm" svg:x="9.2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8.8cm" svg:height="4.8cm" svg:x="9.2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8.8cm" svg:height="6.6cm" svg:x="9.2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.702cm" svg:height="4.8cm" svg:x="0.2cm" svg:y="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cm" svg:height="0.962cm" svg:x="0.4cm" svg:y="7.7cm">
          <draw:text-box>
            <text:p>Sistema</text:p>
          </draw:text-box>
        </draw:frame>
        <draw:custom-shape draw:style-name="gr1" draw:text-style-name="P1" draw:layer="layout" svg:width="6.4cm" svg:height="1.8cm" svg:x="21.4cm" svg:y="2.401cm">
          <text:p text:style-name="P1">Inserir e confirmar</text:p>
          <text:p text:style-name="P1">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" draw:id="id12" draw:layer="layout" svg:width="2.001cm" svg:height="1.8cm" svg:x="19.4cm" svg:y="2.4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4cm" svg:y1="3.302cm" svg:x2="18.001cm" svg:y2="3.301cm" draw:start-shape="id12" draw:start-glue-point="3" draw:end-shape="id13" draw:end-glue-point="1" svg:d="M19400 3302h-699v-1h-700" svg:viewBox="0 0 1400 2">
          <text:p/>
        </draw:connector>
        <draw:connector draw:style-name="gr6" draw:text-style-name="P1" draw:layer="layout" svg:x1="19.4cm" svg:y1="3.302cm" svg:x2="18.002cm" svg:y2="5.502cm" draw:start-shape="id12" draw:start-glue-point="3" draw:end-shape="id14" draw:end-glue-point="1" svg:d="M19400 3302h-699v2200h-699" svg:viewBox="0 0 1399 2201">
          <text:p/>
        </draw:connector>
        <draw:custom-shape draw:style-name="gr1" draw:text-style-name="P1" draw:layer="layout" svg:width="6.4cm" svg:height="1.8cm" svg:x="21.4cm" svg:y="8.501cm">
          <text:p text:style-name="P1">Preenchimento</text:p>
          <text:p text:style-name="P1">obrigató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5" draw:id="id15" draw:layer="layout" svg:width="2.001cm" svg:height="1.8cm" svg:x="19.4cm" svg:y="8.5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4cm" svg:y1="9.402cm" svg:x2="18cm" svg:y2="8.3cm" draw:start-shape="id15" draw:start-glue-point="3" draw:end-shape="id16" draw:end-glue-point="1" svg:d="M19400 9402h-700v-1102h-700" svg:viewBox="0 0 1401 1103">
          <text:p/>
        </draw:connector>
        <draw:custom-shape draw:style-name="gr1" draw:text-style-name="P1" draw:layer="layout" svg:width="6.4cm" svg:height="1.8cm" svg:x="21.4cm" svg:y="0.202cm">
          <text:p text:style-name="P1">Preenchimento</text:p>
          <text:p text:style-name="P1">obrigató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7" draw:id="id17" draw:layer="layout" svg:width="2.001cm" svg:height="1.8cm" svg:x="19.4cm" svg:y="0.2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4cm" svg:y1="1.103cm" svg:x2="18cm" svg:y2="1.1cm" draw:start-shape="id17" draw:start-glue-point="3" draw:end-shape="id18" draw:end-glue-point="1" svg:d="M19400 1103h-700v-3h-700" svg:viewBox="0 0 1401 4">
          <text:p/>
        </draw:connector>
        <draw:custom-shape draw:style-name="gr1" draw:text-style-name="P1" draw:layer="layout" svg:width="6.4cm" svg:height="1.8cm" svg:x="21.4cm" svg:y="16.802cm">
          <text:p text:style-name="P1">Preenchimento</text:p>
          <text:p text:style-name="P1">obrigató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9" draw:id="id19" draw:layer="layout" svg:width="2.001cm" svg:height="1.8cm" svg:x="19.4cm" svg:y="16.8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4cm" svg:y1="17.703cm" svg:x2="18.001cm" svg:y2="17.701cm" draw:start-shape="id19" draw:start-glue-point="3" draw:end-shape="id20" draw:end-glue-point="1" svg:d="M19400 17703h-699v-2h-700" svg:viewBox="0 0 1400 3">
          <text:p/>
        </draw:connector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23:30:32.173223347</meta:creation-date>
    <meta:editing-duration>PT37M5S</meta:editing-duration>
    <meta:editing-cycles>2</meta:editing-cycles>
    <meta:generator>LibreOffice/4.3.3.2$Linux_X86_64 LibreOffice_project/430m0$Build-2</meta:generator>
    <dc:date>2016-03-21T00:22:48.738409088</dc:date>
    <dc:creator>Alana </dc:creator>
    <meta:document-statistic meta:object-count="114"/>
  </office:meta>
</office:document-meta>
</file>